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2b15d7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Futura Std Condensed Light" fo:font-size="18pt" fo:language="en" fo:country="US" officeooo:rsid="000b6374" officeooo:paragraph-rsid="000b6374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12957f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13b1f0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271d54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2b15d7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2c96b5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324fc3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39a480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3e9bc7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3cae1f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5ac6ad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5b5999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02006" officeooo:paragraph-rsid="00102006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02006" officeooo:paragraph-rsid="003e9bc7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0b6374" officeooo:paragraph-rsid="00271d54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0b6374" officeooo:paragraph-rsid="003e9bc7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0b6374" officeooo:paragraph-rsid="004f7ac0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0c212f" officeooo:paragraph-rsid="00271d54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0c212f" officeooo:paragraph-rsid="003cae1f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2f6e18" officeooo:paragraph-rsid="002f6e18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3e9bc7" officeooo:paragraph-rsid="003e9bc7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1ec6f4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2b15d7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2f6e18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30d81e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35b9c5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5170e5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56295" officeooo:paragraph-rsid="00156295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0c212f" officeooo:paragraph-rsid="001ec6f4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0c212f" officeooo:paragraph-rsid="004ffb0c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ec6f4" officeooo:paragraph-rsid="0031ad22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none" officeooo:rsid="0014442c" officeooo:paragraph-rsid="002f6e18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none" officeooo:rsid="0014442c" officeooo:paragraph-rsid="00324fc3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none" officeooo:rsid="002c96b5" officeooo:paragraph-rsid="00324fc3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officeooo:rsid="0014442c" officeooo:paragraph-rsid="00271d54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officeooo:rsid="002b15d7" officeooo:paragraph-rsid="00271d54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officeooo:rsid="002c96b5" officeooo:paragraph-rsid="005ac6ad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officeooo:rsid="002f6e18" officeooo:paragraph-rsid="002b15d7" style:font-size-asian="16pt" style:font-size-complex="16pt"/>
    </style:style>
    <style:style style:name="P46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47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48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49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50" style:family="paragraph" style:parent-style-name="Standard">
      <style:paragraph-properties fo:text-align="start" style:justify-single-word="false"/>
      <style:text-properties style:font-name="Futura Std Condensed" fo:font-size="18pt" fo:language="en" fo:country="US" style:text-underline-style="none" officeooo:rsid="002b15d7" officeooo:paragraph-rsid="002b15d7" style:font-size-asian="18pt" style:font-size-complex="18pt"/>
    </style:style>
    <style:style style:name="P51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14442c" officeooo:paragraph-rsid="002f6e18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51c2f4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5f27d7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14442c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none" officeooo:rsid="0014442c" officeooo:paragraph-rsid="00324fc3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none" officeooo:rsid="0014442c" officeooo:paragraph-rsid="005d8a45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none" officeooo:rsid="0014442c" officeooo:paragraph-rsid="00608b0f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officeooo:rsid="002c96b5" officeooo:paragraph-rsid="005ac6ad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Futura Std Condensed " fo:font-size="16pt" fo:language="en" fo:country="US" style:text-underline-style="none" officeooo:rsid="0014442c" officeooo:paragraph-rsid="00324fc3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Futura Std Condensed " fo:font-size="16pt" fo:language="en" fo:country="US" style:text-underline-style="none" officeooo:rsid="0014442c" officeooo:paragraph-rsid="00608b0f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8pt" fo:language="en" fo:country="US" style:text-underline-style="none" officeooo:rsid="0063a4d7" officeooo:paragraph-rsid="0063a4d7" style:font-size-asian="18pt" style:font-size-complex="18pt"/>
    </style:style>
    <style:style style:name="P65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6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67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13b1f0"/>
    </style:style>
    <style:style style:name="T8" style:family="text">
      <style:text-properties fo:color="#c9211e" loext:opacity="100%" style:font-name="Futura Std Condensed1" officeooo:rsid="005170e5"/>
    </style:style>
    <style:style style:name="T9" style:family="text">
      <style:text-properties fo:color="#c9211e" loext:opacity="100%" style:font-name="Futura Std Condensed1" officeooo:rsid="00551542"/>
    </style:style>
    <style:style style:name="T10" style:family="text">
      <style:text-properties fo:color="#c9211e" loext:opacity="100%" style:font-name="Futura Std Condensed"/>
    </style:style>
    <style:style style:name="T11" style:family="text">
      <style:text-properties fo:color="#c9211e" loext:opacity="100%" style:font-name="Futura Std Condensed" officeooo:rsid="0012957f"/>
    </style:style>
    <style:style style:name="T12" style:family="text">
      <style:text-properties fo:color="#c9211e" loext:opacity="100%" style:font-name="Futura Std Condensed" officeooo:rsid="000f8f6a"/>
    </style:style>
    <style:style style:name="T13" style:family="text">
      <style:text-properties fo:color="#c9211e" loext:opacity="100%" style:font-name="Futura Std Condensed" officeooo:rsid="000dbedd"/>
    </style:style>
    <style:style style:name="T14" style:family="text">
      <style:text-properties fo:color="#c9211e" loext:opacity="100%" style:font-name="Futura Std Condensed" officeooo:rsid="000e06bf"/>
    </style:style>
    <style:style style:name="T15" style:family="text">
      <style:text-properties fo:color="#c9211e" loext:opacity="100%" style:font-name="Futura Std Condensed" officeooo:rsid="001362f7"/>
    </style:style>
    <style:style style:name="T16" style:family="text">
      <style:text-properties fo:color="#c9211e" loext:opacity="100%" style:font-name="Futura Std Condensed" officeooo:rsid="0013b1f0"/>
    </style:style>
    <style:style style:name="T17" style:family="text">
      <style:text-properties fo:color="#c9211e" loext:opacity="100%" style:font-name="Futura Std Condensed" officeooo:rsid="0014442c"/>
    </style:style>
    <style:style style:name="T18" style:family="text">
      <style:text-properties fo:color="#c9211e" loext:opacity="100%" style:font-name="Futura Std Condensed" officeooo:rsid="00145467"/>
    </style:style>
    <style:style style:name="T19" style:family="text">
      <style:text-properties fo:color="#c9211e" loext:opacity="100%" style:font-name="Futura Std Condensed" officeooo:rsid="00155c6b"/>
    </style:style>
    <style:style style:name="T20" style:family="text">
      <style:text-properties fo:color="#c9211e" loext:opacity="100%" style:font-name="Futura Std Condensed" officeooo:rsid="0018b4d5"/>
    </style:style>
    <style:style style:name="T21" style:family="text">
      <style:text-properties fo:color="#c9211e" loext:opacity="100%" style:font-name="Futura Std Condensed" officeooo:rsid="0018c4ea"/>
    </style:style>
    <style:style style:name="T22" style:family="text">
      <style:text-properties fo:color="#c9211e" loext:opacity="100%" style:font-name="Futura Std Condensed" officeooo:rsid="001a20db"/>
    </style:style>
    <style:style style:name="T23" style:family="text">
      <style:text-properties fo:color="#c9211e" loext:opacity="100%" style:font-name="Futura Std Condensed" officeooo:rsid="001c6e04"/>
    </style:style>
    <style:style style:name="T24" style:family="text">
      <style:text-properties fo:color="#c9211e" loext:opacity="100%" style:font-name="Futura Std Condensed" officeooo:rsid="001d91d9"/>
    </style:style>
    <style:style style:name="T25" style:family="text">
      <style:text-properties fo:color="#c9211e" loext:opacity="100%" style:font-name="Futura Std Condensed" officeooo:rsid="00202faa"/>
    </style:style>
    <style:style style:name="T26" style:family="text">
      <style:text-properties fo:color="#c9211e" loext:opacity="100%" style:font-name="Futura Std Condensed" officeooo:rsid="002104e7"/>
    </style:style>
    <style:style style:name="T27" style:family="text">
      <style:text-properties fo:color="#c9211e" loext:opacity="100%" style:font-name="Futura Std Condensed" officeooo:rsid="001ec6f4"/>
    </style:style>
    <style:style style:name="T28" style:family="text">
      <style:text-properties fo:color="#c9211e" loext:opacity="100%" style:font-name="Futura Std Condensed" officeooo:rsid="002b15d7"/>
    </style:style>
    <style:style style:name="T29" style:family="text">
      <style:text-properties fo:color="#c9211e" loext:opacity="100%" style:font-name="Futura Std Condensed" officeooo:rsid="00324fc3"/>
    </style:style>
    <style:style style:name="T30" style:family="text">
      <style:text-properties fo:color="#c9211e" loext:opacity="100%" style:font-name="Futura Std Condensed" officeooo:rsid="003600f1"/>
    </style:style>
    <style:style style:name="T31" style:family="text">
      <style:text-properties fo:color="#c9211e" loext:opacity="100%" style:font-name="Futura Std Condensed" officeooo:rsid="00254600"/>
    </style:style>
    <style:style style:name="T32" style:family="text">
      <style:text-properties fo:color="#c9211e" loext:opacity="100%" style:font-name="Futura Std Condensed" officeooo:rsid="00271d54"/>
    </style:style>
    <style:style style:name="T33" style:family="text">
      <style:text-properties fo:color="#c9211e" loext:opacity="100%" style:font-name="Futura Std Condensed" officeooo:rsid="00291794"/>
    </style:style>
    <style:style style:name="T34" style:family="text">
      <style:text-properties fo:color="#c9211e" loext:opacity="100%" style:font-name="Futura Std Condensed" officeooo:rsid="002c96b5"/>
    </style:style>
    <style:style style:name="T35" style:family="text">
      <style:text-properties fo:color="#c9211e" loext:opacity="100%" style:font-name="Futura Std Condensed" officeooo:rsid="002f6e18"/>
    </style:style>
    <style:style style:name="T36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37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38" style:family="text">
      <style:text-properties fo:color="#c9211e" loext:opacity="100%" style:font-name="Futura Std Condensed" style:text-underline-style="solid" style:text-underline-width="auto" style:text-underline-color="font-color" officeooo:rsid="003b41f1"/>
    </style:style>
    <style:style style:name="T39" style:family="text">
      <style:text-properties fo:color="#c9211e" loext:opacity="100%" style:font-name="Futura Std Condensed" style:text-underline-style="solid" style:text-underline-width="auto" style:text-underline-color="font-color" officeooo:rsid="0046aa3b"/>
    </style:style>
    <style:style style:name="T40" style:family="text">
      <style:text-properties fo:color="#c9211e" loext:opacity="100%" style:font-name="Futura Std Condensed" officeooo:rsid="0030d81e"/>
    </style:style>
    <style:style style:name="T41" style:family="text">
      <style:text-properties fo:color="#c9211e" loext:opacity="100%" style:font-name="Futura Std Condensed" officeooo:rsid="0035b9c5"/>
    </style:style>
    <style:style style:name="T42" style:family="text">
      <style:text-properties fo:color="#c9211e" loext:opacity="100%" style:font-name="Futura Std Condensed" officeooo:rsid="003666e8"/>
    </style:style>
    <style:style style:name="T43" style:family="text">
      <style:text-properties fo:color="#c9211e" loext:opacity="100%" style:font-name="Futura Std Condensed" officeooo:rsid="003e9bc7"/>
    </style:style>
    <style:style style:name="T44" style:family="text">
      <style:text-properties fo:color="#c9211e" loext:opacity="100%" style:font-name="Futura Std Condensed" officeooo:rsid="004190e1"/>
    </style:style>
    <style:style style:name="T45" style:family="text">
      <style:text-properties fo:color="#c9211e" loext:opacity="100%" style:font-name="Futura Std Condensed" officeooo:rsid="0043e337"/>
    </style:style>
    <style:style style:name="T46" style:family="text">
      <style:text-properties fo:color="#c9211e" loext:opacity="100%" style:font-name="Futura Std Condensed" officeooo:rsid="0048922a"/>
    </style:style>
    <style:style style:name="T47" style:family="text">
      <style:text-properties fo:color="#c9211e" loext:opacity="100%" style:font-name="Futura Std Condensed" style:text-underline-style="none" officeooo:rsid="003b41f1"/>
    </style:style>
    <style:style style:name="T48" style:family="text">
      <style:text-properties fo:color="#c9211e" loext:opacity="100%" style:font-name="Futura Std Condensed" officeooo:rsid="004b5574"/>
    </style:style>
    <style:style style:name="T49" style:family="text">
      <style:text-properties fo:color="#c9211e" loext:opacity="100%" style:font-name="Futura Std Condensed" officeooo:rsid="004e68bd"/>
    </style:style>
    <style:style style:name="T50" style:family="text">
      <style:text-properties fo:color="#c9211e" loext:opacity="100%" style:font-name="Futura Std Condensed" officeooo:rsid="004f4fd7"/>
    </style:style>
    <style:style style:name="T51" style:family="text">
      <style:text-properties fo:color="#c9211e" loext:opacity="100%" style:font-name="Futura Std Condensed" officeooo:rsid="00509422"/>
    </style:style>
    <style:style style:name="T52" style:family="text">
      <style:text-properties fo:color="#c9211e" loext:opacity="100%" style:font-name="Futura Std Condensed" officeooo:rsid="005170e5"/>
    </style:style>
    <style:style style:name="T53" style:family="text">
      <style:text-properties fo:color="#c9211e" loext:opacity="100%" style:font-name="Futura Std Condensed" officeooo:rsid="00530c9e"/>
    </style:style>
    <style:style style:name="T54" style:family="text">
      <style:text-properties fo:color="#c9211e" loext:opacity="100%" style:font-name="Futura Std Condensed" officeooo:rsid="0058a901"/>
    </style:style>
    <style:style style:name="T55" style:family="text">
      <style:text-properties fo:color="#c9211e" loext:opacity="100%" style:font-name="Futura Std Condensed" officeooo:rsid="005a3f3b"/>
    </style:style>
    <style:style style:name="T56" style:family="text">
      <style:text-properties fo:color="#c9211e" loext:opacity="100%" style:font-name="Futura Std Condensed" officeooo:rsid="005a6b4c"/>
    </style:style>
    <style:style style:name="T57" style:family="text">
      <style:text-properties fo:color="#c9211e" loext:opacity="100%" style:font-name="Futura Std Condensed" officeooo:rsid="005ac6ad"/>
    </style:style>
    <style:style style:name="T58" style:family="text">
      <style:text-properties fo:color="#c9211e" loext:opacity="100%" style:font-name="Futura Std Condensed" officeooo:rsid="005ad40e"/>
    </style:style>
    <style:style style:name="T59" style:family="text">
      <style:text-properties fo:color="#c9211e" loext:opacity="100%" style:font-name="Futura Std Condensed" officeooo:rsid="005b5999"/>
    </style:style>
    <style:style style:name="T60" style:family="text">
      <style:text-properties fo:color="#c9211e" loext:opacity="100%" style:font-name="Futura Std Condensed" officeooo:rsid="005c7fa8"/>
    </style:style>
    <style:style style:name="T61" style:family="text">
      <style:text-properties fo:color="#c9211e" loext:opacity="100%" style:font-name="Futura Std Condensed" officeooo:rsid="005d8a45"/>
    </style:style>
    <style:style style:name="T62" style:family="text">
      <style:text-properties fo:color="#c9211e" loext:opacity="100%" style:font-name="Futura Std Condensed" officeooo:rsid="005f27d7"/>
    </style:style>
    <style:style style:name="T63" style:family="text">
      <style:text-properties fo:color="#c9211e" loext:opacity="100%" fo:font-size="16pt" officeooo:rsid="00509422" style:font-size-asian="16pt" style:font-size-complex="16pt"/>
    </style:style>
    <style:style style:name="T64" style:family="text">
      <style:text-properties fo:color="#c9211e" loext:opacity="100%" fo:font-size="16pt" officeooo:rsid="005a6b4c" style:font-size-asian="16pt" style:font-size-complex="16pt"/>
    </style:style>
    <style:style style:name="T65" style:family="text">
      <style:text-properties fo:color="#c9211e" loext:opacity="100%" officeooo:rsid="005d8a45"/>
    </style:style>
    <style:style style:name="T66" style:family="text">
      <style:text-properties fo:color="#c9211e" loext:opacity="100%" style:font-name="Futura Std Condensed " officeooo:rsid="005d8a45"/>
    </style:style>
    <style:style style:name="T67" style:family="text">
      <style:text-properties fo:color="#c9211e" loext:opacity="100%" style:font-name="Futura Std Condensed " officeooo:rsid="00608b0f"/>
    </style:style>
    <style:style style:name="T68" style:family="text">
      <style:text-properties fo:color="#c9211e" loext:opacity="100%" style:font-name="Futura Std Condensed " officeooo:rsid="0061e677"/>
    </style:style>
    <style:style style:name="T69" style:family="text">
      <style:text-properties fo:color="#c9211e" loext:opacity="100%" officeooo:rsid="0051c2f4"/>
    </style:style>
    <style:style style:name="T70" style:family="text">
      <style:text-properties fo:color="#c9211e" loext:opacity="100%" style:text-underline-style="solid" style:text-underline-width="auto" style:text-underline-color="font-color" officeooo:rsid="0053acd1"/>
    </style:style>
    <style:style style:name="T71" style:family="text">
      <style:text-properties fo:color="#c9211e" loext:opacity="100%" style:text-underline-style="solid" style:text-underline-width="auto" style:text-underline-color="font-color" officeooo:rsid="005b5999"/>
    </style:style>
    <style:style style:name="T72" style:family="text">
      <style:text-properties fo:color="#c9211e" loext:opacity="100%" style:text-underline-style="solid" style:text-underline-width="auto" style:text-underline-color="font-color" officeooo:rsid="005f27d7"/>
    </style:style>
    <style:style style:name="T73" style:family="text">
      <style:text-properties fo:color="#c9211e" loext:opacity="100%" officeooo:rsid="0053acd1"/>
    </style:style>
    <style:style style:name="T74" style:family="text">
      <style:text-properties fo:color="#c9211e" loext:opacity="100%" officeooo:rsid="00608b0f"/>
    </style:style>
    <style:style style:name="T75" style:family="text">
      <style:text-properties officeooo:rsid="001362f7"/>
    </style:style>
    <style:style style:name="T76" style:family="text">
      <style:text-properties fo:color="#000000" loext:opacity="100%"/>
    </style:style>
    <style:style style:name="T77" style:family="text">
      <style:text-properties fo:color="#000000" loext:opacity="100%" officeooo:rsid="000f8f6a"/>
    </style:style>
    <style:style style:name="T78" style:family="text">
      <style:text-properties fo:color="#000000" loext:opacity="100%" officeooo:rsid="001362f7"/>
    </style:style>
    <style:style style:name="T79" style:family="text">
      <style:text-properties fo:color="#000000" loext:opacity="100%" officeooo:rsid="0013b1f0"/>
    </style:style>
    <style:style style:name="T80" style:family="text">
      <style:text-properties fo:color="#000000" loext:opacity="100%" style:text-underline-style="solid" style:text-underline-width="auto" style:text-underline-color="font-color" officeooo:rsid="0013b1f0"/>
    </style:style>
    <style:style style:name="T81" style:family="text">
      <style:text-properties fo:color="#000000" loext:opacity="100%" style:text-underline-style="solid" style:text-underline-width="auto" style:text-underline-color="font-color" officeooo:rsid="001362f7"/>
    </style:style>
    <style:style style:name="T82" style:family="text">
      <style:text-properties fo:color="#000000" loext:opacity="100%" style:text-underline-style="solid" style:text-underline-width="auto" style:text-underline-color="font-color" officeooo:rsid="0018c4ea"/>
    </style:style>
    <style:style style:name="T83" style:family="text">
      <style:text-properties fo:color="#000000" loext:opacity="100%" style:text-underline-style="solid" style:text-underline-width="auto" style:text-underline-color="font-color" officeooo:rsid="00271d54"/>
    </style:style>
    <style:style style:name="T84" style:family="text">
      <style:text-properties fo:color="#000000" loext:opacity="100%" style:text-underline-style="solid" style:text-underline-width="auto" style:text-underline-color="font-color" officeooo:rsid="002f6e18"/>
    </style:style>
    <style:style style:name="T85" style:family="text">
      <style:text-properties fo:color="#000000" loext:opacity="100%" style:text-underline-style="solid" style:text-underline-width="auto" style:text-underline-color="font-color" officeooo:rsid="001c6e04"/>
    </style:style>
    <style:style style:name="T86" style:family="text">
      <style:text-properties fo:color="#000000" loext:opacity="100%" style:text-underline-style="solid" style:text-underline-width="auto" style:text-underline-color="font-color" officeooo:rsid="004ffb0c"/>
    </style:style>
    <style:style style:name="T87" style:family="text">
      <style:text-properties fo:color="#000000" loext:opacity="100%" style:text-underline-style="solid" style:text-underline-width="auto" style:text-underline-color="font-color" officeooo:rsid="002b15d7"/>
    </style:style>
    <style:style style:name="T88" style:family="text">
      <style:text-properties fo:color="#000000" loext:opacity="100%" style:text-underline-style="solid" style:text-underline-width="auto" style:text-underline-color="font-color" officeooo:rsid="005ac6ad"/>
    </style:style>
    <style:style style:name="T89" style:family="text">
      <style:text-properties fo:color="#000000" loext:opacity="100%" style:text-underline-style="solid" style:text-underline-width="auto" style:text-underline-color="font-color" officeooo:rsid="005f27d7"/>
    </style:style>
    <style:style style:name="T90" style:family="text">
      <style:text-properties fo:color="#000000" loext:opacity="100%" officeooo:rsid="0014442c"/>
    </style:style>
    <style:style style:name="T91" style:family="text">
      <style:text-properties fo:color="#000000" loext:opacity="100%" officeooo:rsid="0018b4d5"/>
    </style:style>
    <style:style style:name="T92" style:family="text">
      <style:text-properties fo:color="#000000" loext:opacity="100%" style:font-name="Futura Std Condensed Light" officeooo:rsid="0035b9c5"/>
    </style:style>
    <style:style style:name="T93" style:family="text">
      <style:text-properties fo:color="#000000" loext:opacity="100%" style:font-name="Futura Std Condensed Light" officeooo:rsid="0057759a"/>
    </style:style>
    <style:style style:name="T94" style:family="text">
      <style:text-properties fo:color="#000000" loext:opacity="100%" style:font-name="Futura Std Condensed Light" officeooo:rsid="0051c2f4"/>
    </style:style>
    <style:style style:name="T95" style:family="text">
      <style:text-properties fo:color="#000000" loext:opacity="100%" style:font-name="Futura Std Condensed Light" officeooo:rsid="00525e1c"/>
    </style:style>
    <style:style style:name="T96" style:family="text">
      <style:text-properties fo:color="#000000" loext:opacity="100%" officeooo:rsid="00271d54"/>
    </style:style>
    <style:style style:name="T97" style:family="text">
      <style:text-properties fo:color="#000000" loext:opacity="100%" officeooo:rsid="002b15d7"/>
    </style:style>
    <style:style style:name="T98" style:family="text">
      <style:text-properties fo:color="#000000" loext:opacity="100%" officeooo:rsid="002c96b5"/>
    </style:style>
    <style:style style:name="T99" style:family="text">
      <style:text-properties fo:color="#000000" loext:opacity="100%" officeooo:rsid="002f6e18"/>
    </style:style>
    <style:style style:name="T100" style:family="text">
      <style:text-properties fo:color="#000000" loext:opacity="100%" officeooo:rsid="0030d81e"/>
    </style:style>
    <style:style style:name="T101" style:family="text">
      <style:text-properties fo:color="#000000" loext:opacity="100%" officeooo:rsid="0031047f"/>
    </style:style>
    <style:style style:name="T102" style:family="text">
      <style:text-properties fo:color="#000000" loext:opacity="100%" officeooo:rsid="00386cd6"/>
    </style:style>
    <style:style style:name="T103" style:family="text">
      <style:text-properties fo:color="#000000" loext:opacity="100%" officeooo:rsid="00425146"/>
    </style:style>
    <style:style style:name="T104" style:family="text">
      <style:text-properties fo:color="#000000" loext:opacity="100%" officeooo:rsid="004f4fd7"/>
    </style:style>
    <style:style style:name="T105" style:family="text">
      <style:text-properties fo:color="#000000" loext:opacity="100%" officeooo:rsid="00530c9e"/>
    </style:style>
    <style:style style:name="T106" style:family="text">
      <style:text-properties fo:color="#000000" loext:opacity="100%" officeooo:rsid="0053acd1"/>
    </style:style>
    <style:style style:name="T107" style:family="text">
      <style:text-properties fo:color="#000000" loext:opacity="100%" officeooo:rsid="001d91d9"/>
    </style:style>
    <style:style style:name="T108" style:family="text">
      <style:text-properties fo:color="#000000" loext:opacity="100%" officeooo:rsid="001c6e04"/>
    </style:style>
    <style:style style:name="T109" style:family="text">
      <style:text-properties fo:color="#000000" loext:opacity="100%" officeooo:rsid="001ec6f4"/>
    </style:style>
    <style:style style:name="T110" style:family="text">
      <style:text-properties fo:color="#000000" loext:opacity="100%" officeooo:rsid="0021ae3f"/>
    </style:style>
    <style:style style:name="T111" style:family="text">
      <style:text-properties fo:color="#000000" loext:opacity="100%" officeooo:rsid="0058a901"/>
    </style:style>
    <style:style style:name="T112" style:family="text">
      <style:text-properties fo:color="#000000" loext:opacity="100%" officeooo:rsid="005ac6ad"/>
    </style:style>
    <style:style style:name="T113" style:family="text">
      <style:text-properties fo:color="#000000" loext:opacity="100%" officeooo:rsid="005ad40e"/>
    </style:style>
    <style:style style:name="T114" style:family="text">
      <style:text-properties fo:color="#000000" loext:opacity="100%" officeooo:rsid="005b5999"/>
    </style:style>
    <style:style style:name="T115" style:family="text">
      <style:text-properties fo:color="#000000" loext:opacity="100%" officeooo:rsid="003666e8"/>
    </style:style>
    <style:style style:name="T116" style:family="text">
      <style:text-properties fo:color="#000000" loext:opacity="100%" officeooo:rsid="005b997c"/>
    </style:style>
    <style:style style:name="T117" style:family="text">
      <style:text-properties fo:color="#000000" loext:opacity="100%" style:font-name="Futura Std Condensed Light" officeooo:rsid="005f27d7"/>
    </style:style>
    <style:style style:name="T118" style:family="text">
      <style:text-properties officeooo:rsid="0013b1f0"/>
    </style:style>
    <style:style style:name="T119" style:family="text">
      <style:text-properties style:text-underline-style="solid" style:text-underline-width="auto" style:text-underline-color="font-color" officeooo:rsid="0013b1f0"/>
    </style:style>
    <style:style style:name="T120" style:family="text">
      <style:text-properties style:text-underline-style="solid" style:text-underline-width="auto" style:text-underline-color="font-color" officeooo:rsid="001362f7"/>
    </style:style>
    <style:style style:name="T121" style:family="text">
      <style:text-properties style:text-underline-style="solid" style:text-underline-width="auto" style:text-underline-color="font-color" officeooo:rsid="000f8f6a"/>
    </style:style>
    <style:style style:name="T122" style:family="text">
      <style:text-properties style:text-underline-style="solid" style:text-underline-width="auto" style:text-underline-color="font-color" officeooo:rsid="0014442c"/>
    </style:style>
    <style:style style:name="T123" style:family="text">
      <style:text-properties style:text-underline-style="solid" style:text-underline-width="auto" style:text-underline-color="font-color" officeooo:rsid="0018c4ea"/>
    </style:style>
    <style:style style:name="T124" style:family="text">
      <style:text-properties style:text-underline-style="solid" style:text-underline-width="auto" style:text-underline-color="font-color" officeooo:rsid="001c6e04"/>
    </style:style>
    <style:style style:name="T125" style:family="text">
      <style:text-properties style:text-underline-style="solid" style:text-underline-width="auto" style:text-underline-color="font-color" officeooo:rsid="00509422"/>
    </style:style>
    <style:style style:name="T126" style:family="text">
      <style:text-properties style:text-underline-style="none"/>
    </style:style>
    <style:style style:name="T127" style:family="text">
      <style:text-properties style:text-underline-style="none" officeooo:rsid="001362f7"/>
    </style:style>
    <style:style style:name="T128" style:family="text">
      <style:text-properties style:text-underline-style="none" officeooo:rsid="003b41f1"/>
    </style:style>
    <style:style style:name="T129" style:family="text">
      <style:text-properties officeooo:rsid="0014442c"/>
    </style:style>
    <style:style style:name="T130" style:family="text">
      <style:text-properties officeooo:rsid="00145467"/>
    </style:style>
    <style:style style:name="T131" style:family="text">
      <style:text-properties officeooo:rsid="00155c6b"/>
    </style:style>
    <style:style style:name="T132" style:family="text">
      <style:text-properties officeooo:rsid="0016dd90"/>
    </style:style>
    <style:style style:name="T133" style:family="text">
      <style:text-properties officeooo:rsid="0018c4ea"/>
    </style:style>
    <style:style style:name="T134" style:family="text">
      <style:text-properties officeooo:rsid="001a20db"/>
    </style:style>
    <style:style style:name="T135" style:family="text">
      <style:text-properties officeooo:rsid="001c6e04"/>
    </style:style>
    <style:style style:name="T136" style:family="text">
      <style:text-properties officeooo:rsid="001d91d9"/>
    </style:style>
    <style:style style:name="T137" style:family="text">
      <style:text-properties officeooo:rsid="001ec6f4"/>
    </style:style>
    <style:style style:name="T138" style:family="text">
      <style:text-properties officeooo:rsid="00202faa"/>
    </style:style>
    <style:style style:name="T139" style:family="text">
      <style:text-properties officeooo:rsid="002104e7"/>
    </style:style>
    <style:style style:name="T140" style:family="text">
      <style:text-properties officeooo:rsid="0023e611"/>
    </style:style>
    <style:style style:name="T141" style:family="text">
      <style:text-properties officeooo:rsid="00254600"/>
    </style:style>
    <style:style style:name="T142" style:family="text">
      <style:text-properties officeooo:rsid="002b15d7"/>
    </style:style>
    <style:style style:name="T143" style:family="text">
      <style:text-properties officeooo:rsid="002db9f0"/>
    </style:style>
    <style:style style:name="T144" style:family="text">
      <style:text-properties officeooo:rsid="002f6e18"/>
    </style:style>
    <style:style style:name="T145" style:family="text">
      <style:text-properties fo:color="#2a6099" loext:opacity="100%"/>
    </style:style>
    <style:style style:name="T146" style:family="text">
      <style:text-properties fo:color="#2a6099" loext:opacity="100%" style:font-name="Futura Std Condensed"/>
    </style:style>
    <style:style style:name="T147" style:family="text">
      <style:text-properties fo:color="#2a6099" loext:opacity="100%" officeooo:rsid="005b5999"/>
    </style:style>
    <style:style style:name="T148" style:family="text">
      <style:text-properties fo:color="#2a6099" loext:opacity="100%" style:font-name="Futura Std Condensed Light" officeooo:rsid="005d8a45"/>
    </style:style>
    <style:style style:name="T149" style:family="text">
      <style:text-properties officeooo:rsid="0030d81e"/>
    </style:style>
    <style:style style:name="T150" style:family="text">
      <style:text-properties officeooo:rsid="0031047f"/>
    </style:style>
    <style:style style:name="T151" style:family="text">
      <style:text-properties officeooo:rsid="00324fc3"/>
    </style:style>
    <style:style style:name="T152" style:family="text">
      <style:text-properties officeooo:rsid="0035b9c5"/>
    </style:style>
    <style:style style:name="T153" style:family="text">
      <style:text-properties officeooo:rsid="003600f1"/>
    </style:style>
    <style:style style:name="T154" style:family="text">
      <style:text-properties officeooo:rsid="003666e8"/>
    </style:style>
    <style:style style:name="T155" style:family="text">
      <style:text-properties style:font-name="Futura Std Condensed" officeooo:rsid="004190e1"/>
    </style:style>
    <style:style style:name="T156" style:family="text">
      <style:text-properties officeooo:rsid="003b41f1"/>
    </style:style>
    <style:style style:name="T157" style:family="text">
      <style:text-properties officeooo:rsid="004190e1"/>
    </style:style>
    <style:style style:name="T158" style:family="text">
      <style:text-properties officeooo:rsid="0048922a"/>
    </style:style>
    <style:style style:name="T159" style:family="text">
      <style:text-properties officeooo:rsid="002c96b5"/>
    </style:style>
    <style:style style:name="T160" style:family="text">
      <style:text-properties officeooo:rsid="004a78a6"/>
    </style:style>
    <style:style style:name="T161" style:family="text">
      <style:text-properties officeooo:rsid="004b5574"/>
    </style:style>
    <style:style style:name="T162" style:family="text">
      <style:text-properties officeooo:rsid="004e68bd"/>
    </style:style>
    <style:style style:name="T163" style:family="text">
      <style:text-properties officeooo:rsid="004f4fd7"/>
    </style:style>
    <style:style style:name="T164" style:family="text">
      <style:text-properties officeooo:rsid="004f7ac0"/>
    </style:style>
    <style:style style:name="T165" style:family="text">
      <style:text-properties officeooo:rsid="004ffb0c"/>
    </style:style>
    <style:style style:name="T166" style:family="text">
      <style:text-properties officeooo:rsid="00509422"/>
    </style:style>
    <style:style style:name="T167" style:family="text">
      <style:text-properties style:font-name="Futura Std Condensed Light" fo:font-size="16pt" officeooo:rsid="00509422" style:font-size-asian="16pt" style:font-size-complex="16pt"/>
    </style:style>
    <style:style style:name="T168" style:family="text">
      <style:text-properties style:font-name="Futura Std Condensed Light" fo:font-size="16pt" officeooo:rsid="0053acd1" style:font-size-asian="16pt" style:font-size-complex="16pt"/>
    </style:style>
    <style:style style:name="T169" style:family="text">
      <style:text-properties style:font-name="Futura Std Condensed Light" fo:font-size="16pt" officeooo:rsid="005b997c" style:font-size-asian="16pt" style:font-size-complex="16pt"/>
    </style:style>
    <style:style style:name="T170" style:family="text">
      <style:text-properties officeooo:rsid="005170e5"/>
    </style:style>
    <style:style style:name="T171" style:family="text">
      <style:text-properties fo:color="#3465a4" loext:opacity="100%" style:font-name="Futura Std Condensed" officeooo:rsid="0057759a"/>
    </style:style>
    <style:style style:name="T172" style:family="text">
      <style:text-properties fo:color="#3465a4" loext:opacity="100%" officeooo:rsid="0018b4d5"/>
    </style:style>
    <style:style style:name="T173" style:family="text">
      <style:text-properties officeooo:rsid="00530c9e"/>
    </style:style>
    <style:style style:name="T174" style:family="text">
      <style:text-properties officeooo:rsid="005a1c9b"/>
    </style:style>
    <style:style style:name="T175" style:family="text">
      <style:text-properties officeooo:rsid="005a3f3b"/>
    </style:style>
    <style:style style:name="T176" style:family="text">
      <style:text-properties officeooo:rsid="005ad40e"/>
    </style:style>
    <style:style style:name="T177" style:family="text">
      <style:text-properties officeooo:rsid="005b5999"/>
    </style:style>
    <style:style style:name="T178" style:family="text">
      <style:text-properties officeooo:rsid="005c7fa8"/>
    </style:style>
    <style:style style:name="T179" style:family="text">
      <style:text-properties officeooo:rsid="0058a901"/>
    </style:style>
    <style:style style:name="T180" style:family="text">
      <style:text-properties officeooo:rsid="005d8a45"/>
    </style:style>
    <style:style style:name="T181" style:family="text">
      <style:text-properties style:font-name="Futura Std Condensed Light" officeooo:rsid="005d8a45"/>
    </style:style>
    <style:style style:name="T182" style:family="text">
      <style:text-properties style:font-name="Futura Std Condensed Light" officeooo:rsid="00608b0f"/>
    </style:style>
    <style:style style:name="T183" style:family="text">
      <style:text-properties officeooo:rsid="00608b0f"/>
    </style:style>
    <style:style style:name="T184" style:family="text">
      <style:text-properties fo:font-size="16pt" style:font-size-asian="16pt" style:font-size-complex="16pt"/>
    </style:style>
    <style:style style:name="T185" style:family="text">
      <style:text-properties fo:font-size="16pt" style:text-underline-style="none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Kindergarten Massaker</text:p>
      <text:p text:style-name="P1"/>
      <text:p text:style-name="P1"/>
      <text:p text:style-name="P1"/>
      <text:p text:style-name="P2">Pitch</text:p>
      <text:p text:style-name="P8"/>
      <text:p text:style-name="P24"><text:span text:style-name="T4"><text:tab/></text:span><text:span text:style-name="T164">P</text:span><text:span text:style-name="T4">eaceful a</text:span>lien land<text:span text:style-name="T3">s</text:span> in a Kindergarten. Kids are coming from everywhere. More and more. They tend to surround the <text:span text:style-name="T3">a</text:span>lien <text:span text:style-name="T162">a</text:span><text:span text:style-name="T4">nd they want “blood”! </text:span><text:span text:style-name="T143">Alien</text:span> has to avoid <text:span text:style-name="T1">kids</text:span> in order to survive. Everything’s seen through a surveillance<text:span text:style-name="T143"> </text:span>cam <text:span text:style-name="T1">t</text:span>hat gets buggier and buggier up to the point <text:span text:style-name="T1">that</text:span> it shuts down. End of game!</text:p>
      <text:p text:style-name="P6">Gameplay (more or less)</text:p>
      <text:p text:style-name="P8"/>
      <text:p text:style-name="P15"><text:tab/><text:span text:style-name="T129">The game will be a</text:span><text:span text:style-name="T17"> </text:span><text:span text:style-name="T20">Top Down Shooter</text:span><text:span text:style-name="T91"> in </text:span><text:span text:style-name="T17">2D pixel art</text:span><text:span text:style-name="T129"> </text:span><text:span text:style-name="T139">style</text:span><text:span text:style-name="T129">.</text:span></text:p>
      <text:p text:style-name="P9"/>
      <text:p text:style-name="P9"><text:tab/>The game will<text:span text:style-name="T118"> probably </text:span>be in <text:span text:style-name="T6">German</text:span> (just because the title rocks in German). <text:span text:style-name="T162">We’ll </text:span><text:span text:style-name="T174">eventually </text:span><text:span text:style-name="T162">have to find people able to speak German fluently enough to record them for voices.</text:span></text:p>
      <text:p text:style-name="P9"/>
      <text:p text:style-name="P13"><text:tab/><text:span text:style-name="T27">1 player versus CPU</text:span><text:span text:style-name="T98">.</text:span></text:p>
      <text:p text:style-name="P9"/>
      <text:p text:style-name="P13"><text:tab/><text:span text:style-name="T32">1 difficulty level</text:span><text:span text:style-name="T98">.</text:span></text:p>
      <text:p text:style-name="P20"/>
      <text:p text:style-name="P20"><text:tab/><text:span text:style-name="T129">One</text:span> game last<text:span text:style-name="T137">s</text:span> <text:span text:style-name="T118">up to</text:span> <text:span text:style-name="T10">1 minute</text:span> (or a bit more <text:span text:style-name="T118">with luck as player will become “blind” at some point</text:span>). <text:span text:style-name="T165">Well. As long as the alien can survive, the game isn’t over but considering that </text:span><text:span text:style-name="T175">after </text:span><text:span text:style-name="T165">about 1 minute, the screen is black, I don’t think the game will last very long...</text:span></text:p>
      <text:p text:style-name="P10"/>
      <text:p text:style-name="P10"><text:tab/><text:span text:style-name="T118">The only thing that will </text:span><text:span text:style-name="T7">eventually</text:span><text:span text:style-name="T118"> be recorded is </text:span><text:span text:style-name="T16">HOW LONG YOU SURVIVE</text:span><text:span text:style-name="T118">! (only the best </text:span><text:span text:style-name="T129">time</text:span><text:span text:style-name="T118">). </text:span><text:span text:style-name="T157">We’ll give the length of the game but if it doesn’t break the record, then “</text:span><text:span text:style-name="T155">it’ll be lost for ever like tears in the rain</text:span><text:span text:style-name="T157">”!</text:span></text:p>
      <text:p text:style-name="P10"/>
      <text:p text:style-name="P10"><text:tab/><text:span text:style-name="T16">Nothing to gather</text:span><text:span text:style-name="T118">: no bonus, </text:span><text:span text:style-name="T162">no health, </text:span><text:span text:style-name="T118">no money, no points, </text:span><text:span text:style-name="T129">no weapon, no armor, </text:span><text:span text:style-name="T118">no nothing!</text:span></text:p>
      <text:p text:style-name="P10"/>
      <text:p text:style-name="P10"><text:tab/><text:span text:style-name="T10">“</text:span><text:span text:style-name="T44">C</text:span><text:span text:style-name="T26">ontact” with</text:span><text:span text:style-name="T18"> </text:span><text:span text:style-name="T44">enemies</text:span><text:span text:style-name="T18"> </text:span><text:span text:style-name="T26">deals </text:span><text:span text:style-name="T37">no</text:span><text:span text:style-name="T44"> </text:span><text:span text:style-name="T26">damage, </text:span><text:span text:style-name="T45">only </text:span><text:span text:style-name="T55">physical attacks/</text:span><text:span text:style-name="T45">projectiles/</text:span><text:span text:style-name="T49">weapons</text:span><text:span text:style-name="T45"> do.</text:span></text:p>
      <text:p text:style-name="P46">Aliens</text:p>
      <text:p text:style-name="P47"/>
      <text:p text:style-name="P28">Each alien will have a <text:span text:style-name="T175">female </text:span>German old fashioned name (only for fun)!</text:p>
      <text:p text:style-name="P21"/>
      <text:p text:style-name="P52"><text:span text:style-name="T93">The a</text:span><text:span text:style-name="T92">lien have</text:span><text:span text:style-name="T152"> 1000 hit points (HP)</text:span><text:span text:style-name="T92">.</text:span></text:p>
      <text:p text:style-name="P23"/>
      <text:p text:style-name="P23"><text:tab/><text:span text:style-name="T140">Each Alien has</text:span><text:span text:style-name="T4"> </text:span><text:span text:style-name="T11">1</text:span><text:span text:style-name="T10"> defensive </text:span><text:span text:style-name="T17">skill</text:span>:</text:p>
      <text:p text:style-name="P23"/>
      <text:p text:style-name="P23">- <text:span text:style-name="T10">Random teleportation</text:span></text:p>
      <text:p text:style-name="P23">- <text:span text:style-name="T10">Dash</text:span> <text:span text:style-name="T2">(</text:span><text:span text:style-name="T121">pass through </text:span><text:span text:style-name="T119">kids and attacks</text:span><text:span text:style-name="T2">)</text:span></text:p>
      <text:p text:style-name="P23">- <text:span text:style-name="T10">Repulsive “</text:span><text:span text:style-name="T12">explosions”</text:span></text:p>
      <text:p text:style-name="P23">- <text:span text:style-name="T10">Freezing </text:span><text:span text:style-name="T13">“</text:span><text:span text:style-name="T51">shock wave”</text:span></text:p>
      <text:p text:style-name="P23">- <text:span text:style-name="T15">Quick r</text:span><text:span text:style-name="T14">unner </text:span><text:span text:style-name="T78">(</text:span><text:span text:style-name="T81">permanent</text:span><text:span text:style-name="T78">)</text:span></text:p>
      <text:p text:style-name="P23">- <text:span text:style-name="T12">Force </text:span><text:span text:style-name="T51">f</text:span><text:span text:style-name="T12">ield</text:span><text:span text:style-name="T77"> </text:span><text:span text:style-name="T78">(repulsive effect </text:span><text:span text:style-name="T79">only on kids </text:span><text:span text:style-name="T77">–</text:span><text:span text:style-name="T79"> </text:span><text:span text:style-name="T80">not the attacks</text:span><text:span text:style-name="T78">)</text:span></text:p>
      <text:p text:style-name="P23">- <text:span text:style-name="T12">Time stop </text:span><text:span text:style-name="T78">(affects only the kids, </text:span><text:span text:style-name="T80">not the attacks</text:span><text:span text:style-name="T78"> – </text:span><text:span text:style-name="T80">long cool down</text:span><text:span text:style-name="T79">)</text:span></text:p>
      <text:p text:style-name="P23">- <text:span text:style-name="T15">Mirror images</text:span><text:span text:style-name="T75"> (</text:span><text:span text:style-name="T119">2</text:span><text:span text:style-name="T120"> to 4 mirror images</text:span><text:span text:style-name="T75"> start moving in random </text:span><text:span text:style-name="T118">opposite </text:span><text:span text:style-name="T75">straight line directions from the player attracting closest kids for </text:span><text:span text:style-name="T124">2</text:span><text:span text:style-name="T120"> to </text:span><text:span text:style-name="T119">1</text:span><text:span text:style-name="T120"> second</text:span><text:span text:style-name="T122">(</text:span><text:span text:style-name="T120">s</text:span><text:span text:style-name="T122">)</text:span><text:span text:style-name="T127"> – </text:span><text:span text:style-name="T119">less images means more time</text:span><text:span text:style-name="T75">)</text:span></text:p>
      <text:p text:style-name="P23">- <text:span text:style-name="T21">Dodger</text:span><text:span text:style-name="T133"> (hit box </text:span><text:span text:style-name="T163">size </text:span><text:span text:style-name="T133">reduced</text:span><text:span text:style-name="T78"> – </text:span><text:span text:style-name="T82">permanent</text:span><text:span text:style-name="T133">).</text:span></text:p>
      <text:p text:style-name="P23">- <text:span text:style-name="T21">Invisible</text:span><text:span text:style-name="T133"> (makes </text:span><text:span text:style-name="T123">enemies go away from where the player is</text:span><text:span text:style-name="T133"> when activating the skill for 2 or 3 seconds</text:span><text:span text:style-name="T78"> – </text:span><text:span text:style-name="T80">long cool down</text:span><text:span text:style-name="T133">).</text:span></text:p>
      <text:p text:style-name="P23">- <text:span text:style-name="T21">Shield</text:span><text:span text:style-name="T133"> (</text:span><text:span text:style-name="T125">invulnerable to attacks – any attack?</text:span><text:span text:style-name="T133">).</text:span></text:p>
      <text:p text:style-name="P23">- <text:span text:style-name="T21">Healthy</text:span><text:span text:style-name="T133"> (</text:span><text:span text:style-name="T163">20% </text:span><text:span text:style-name="T133">more hit points).</text:span></text:p>
      <text:p text:style-name="P23">- <text:span text:style-name="T22">Regeneration</text:span><text:span text:style-name="T134"> (permanent).</text:span></text:p>
      <text:p text:style-name="P23">- <text:span text:style-name="T23">Hand to hand </text:span><text:span text:style-name="T30">connoisseur</text:span><text:span text:style-name="T135"> (50% damage from short range but 200% damage from long range).</text:span></text:p>
      <text:p text:style-name="P23">- <text:span text:style-name="T23">Ranged </text:span><text:span text:style-name="T30">fighting connoisseur</text:span><text:span text:style-name="T135"> (50% damage from long range but 200% damage from short range).</text:span></text:p>
      <text:p text:style-name="P23">- <text:span text:style-name="T9">None!</text:span></text:p>
      <text:p text:style-name="P23"/>
      <text:p text:style-name="P23"><text:tab/><text:span text:style-name="T28">S</text:span><text:span text:style-name="T24">kill cool down is shown by the sprite outline color</text:span><text:span text:style-name="T107"> </text:span><text:span text:style-name="T105">(red means not ready)</text:span><text:span text:style-name="T136">.</text:span></text:p>
      <text:p text:style-name="P23"/>
      <text:p text:style-name="P23"><text:tab/><text:span text:style-name="T53">No HP shown on screen</text:span><text:span text:style-name="T173">.</text:span></text:p>
      <text:p text:style-name="P23"/>
      <text:p text:style-name="P16"><text:tab/>Each <text:span text:style-name="T10">“</text:span><text:span text:style-name="T28">skill</text:span><text:span text:style-name="T10">” has </text:span><text:span text:style-name="T43">its own</text:span><text:span text:style-name="T10"> cool down</text:span> (<text:span text:style-name="T118">duration</text:span> depending on the <text:span text:style-name="T129">skill</text:span>).</text:p>
      <text:p text:style-name="P16"/>
      <text:p text:style-name="P16"><text:tab/><text:span text:style-name="T52">Alien becomes invincible</text:span><text:span text:style-name="T8"> for 1 second after getting hit</text:span><text:span text:style-name="T170">.</text:span></text:p>
      <text:p text:style-name="P5">Enemies</text:p>
      <text:p text:style-name="P3"/>
      <text:p text:style-name="P30"><text:tab/><text:span text:style-name="T130">Here’s the list:</text:span></text:p>
      <text:p text:style-name="P30"/>
      <text:p text:style-name="P30">- <text:span text:style-name="T18">Throwing </text:span><text:span text:style-name="T24">B</text:span><text:span text:style-name="T18">ooger </text:span><text:span text:style-name="T24">K</text:span><text:span text:style-name="T18">ids</text:span><text:span text:style-name="T130"> (</text:span><text:span text:style-name="T152">slow </text:span><text:span text:style-name="T130">medium ranged explosives </text:span><text:span text:style-name="T136">with small effect area</text:span><text:span text:style-name="T130">):</text:span></text:p>
      <text:p text:style-name="P30"><text:tab/><text:span text:style-name="T152">Alien loses </text:span><text:span text:style-name="T56">1</text:span><text:span text:style-name="T30">00 </text:span><text:span text:style-name="T41">HP</text:span><text:span text:style-name="T152"> when hit.</text:span></text:p>
      <text:p text:style-name="P30"/>
      <text:p text:style-name="P30">- <text:span text:style-name="T18">Spitting </text:span><text:span text:style-name="T24">K</text:span><text:span text:style-name="T18">ids</text:span><text:span text:style-name="T130"> (</text:span><text:span text:style-name="T152">quick s</text:span><text:span text:style-name="T149">hort </text:span><text:span text:style-name="T130">ranged shooting).</text:span></text:p>
      <text:p text:style-name="P33"><text:tab/><text:span text:style-name="T152">Alien loses </text:span><text:span text:style-name="T56">5</text:span><text:span text:style-name="T49">0</text:span><text:span text:style-name="T30"> </text:span><text:span text:style-name="T41">HP</text:span><text:span text:style-name="T152"> when hit.</text:span></text:p>
      <text:p text:style-name="P33"/>
      <text:p text:style-name="P30">- <text:span text:style-name="T18">Kids </text:span><text:span text:style-name="T24">W</text:span><text:span text:style-name="T18">ith </text:span><text:span text:style-name="T24">S</text:span><text:span text:style-name="T18">ticks</text:span><text:span text:style-name="T130"> (</text:span><text:span text:style-name="T152">very quick </text:span><text:span text:style-name="T144">hand to hand</text:span><text:span text:style-name="T130"> attack).</text:span></text:p>
      <text:p text:style-name="P33"><text:tab/><text:span text:style-name="T152">Alien loses </text:span><text:span text:style-name="T56">25</text:span><text:span text:style-name="T30"> </text:span><text:span text:style-name="T41">HP</text:span><text:span text:style-name="T152"> when hit.</text:span></text:p>
      <text:p text:style-name="P33"/>
      <text:p text:style-name="P34">- <text:span text:style-name="T51">Crying </text:span><text:span text:style-name="T25">Kids</text:span><text:span text:style-name="T138"> </text:span><text:span text:style-name="T166">run randomly then stop to cry</text:span><text:span text:style-name="T138">. </text:span><text:span text:style-name="T166">If the alien is close enough, kick him. </text:span><text:span text:style-name="T170">Resume routine.</text:span></text:p>
      <text:p text:style-name="P34"><text:tab/><text:span text:style-name="T152">Alien loses </text:span><text:span text:style-name="T56">75</text:span><text:span text:style-name="T30"> </text:span><text:span text:style-name="T41">HP</text:span><text:span text:style-name="T152"> </text:span><text:span text:style-name="T170">when hit</text:span><text:span text:style-name="T153">.</text:span></text:p>
      <text:p text:style-name="P33"/>
      <text:p text:style-name="P30">- <text:span text:style-name="T24">Vomiting </text:span><text:span text:style-name="T25">K</text:span><text:span text:style-name="T24">ids</text:span><text:span text:style-name="T136"> (</text:span><text:span text:style-name="T152">slow </text:span><text:span text:style-name="T136">long range attacks with large effect area). </text:span><text:span text:style-name="T170">Wandering, then vomiting somewhere there space for the puddle, then resuming… The vomit puddle generate an area that everybody’s running away from.</text:span></text:p>
      <text:p text:style-name="P34"><text:tab/><text:span text:style-name="T152">Alien loses </text:span><text:span text:style-name="T30">5</text:span><text:span text:style-name="T49">0</text:span><text:span text:style-name="T30"> </text:span><text:span text:style-name="T41">HP per second</text:span><text:span text:style-name="T152"> when walking in the vomit puddle until exiting it. </text:span><text:span text:style-name="T153">He also takes decreasing damages</text:span><text:span text:style-name="T170"> </text:span><text:span text:style-name="T153">for up to 2 seconds </text:span><text:span text:style-name="T170">(</text:span><text:span text:style-name="T52">25HP </text:span><text:span text:style-name="T56">the first second</text:span><text:span text:style-name="T52">, then 10HP</text:span><text:span text:style-name="T170">) </text:span><text:span text:style-name="T153">after exiting the area.</text:span></text:p>
      <text:p text:style-name="P30"/>
      <text:p text:style-name="P30">- <text:span text:style-name="T19">T</text:span><text:span text:style-name="T56">he t</text:span><text:span text:style-name="T10">eacher </text:span><text:span text:style-name="T114">walk</text:span><text:span text:style-name="T76">ing randomly.</text:span> <text:span text:style-name="T177">When </text:span><text:span text:style-name="T131">close </text:span><text:span text:style-name="T177">enough </text:span><text:span text:style-name="T131">to the alien </text:span><text:span text:style-name="T177">and kids involved in the fight,</text:span><text:span text:style-name="T131"> </text:span><text:span text:style-name="T177">starts running to </text:span>try to stop the mess <text:span text:style-name="T131">(</text:span><text:span text:style-name="T170">she</text:span><text:span text:style-name="T132"> </text:span><text:span text:style-name="T170">is an</text:span><text:span text:style-name="T132"> </text:span><text:span text:style-name="T131">obstacle: run</text:span><text:span text:style-name="T132">ning</text:span><text:span text:style-name="T131"> then stop</text:span><text:span text:style-name="T132">ping,</text:span><text:span text:style-name="T131"> trying to calm things down </text:span><text:span text:style-name="T160">staying between kid</text:span><text:span text:style-name="T170">s</text:span><text:span text:style-name="T160"> and alien </text:span><text:span text:style-name="T131">then </text:span><text:span text:style-name="T158">going away and </text:span><text:span text:style-name="T160">finally </text:span><text:span text:style-name="T131">resum</text:span><text:span text:style-name="T160">ing</text:span><text:span text:style-name="T131">… </text:span><text:span text:style-name="T147">I don’t know if she should give up and go away for a while if a never ending fight happens</text:span><text:span text:style-name="T131">).</text:span></text:p>
      <text:p text:style-name="P30"/>
      <text:p text:style-name="P30"><text:tab/><text:span text:style-name="T42">Kids with sticks</text:span><text:span text:style-name="T154"> and </text:span><text:span text:style-name="T42">Spitting Kids</text:span><text:span text:style-name="T154"> represent </text:span><text:span text:style-name="T42">50% of the enemies</text:span><text:span text:style-name="T115"> </text:span><text:span text:style-name="T114">(and kids with sticks are </text:span><text:span text:style-name="T116">66</text:span><text:span text:style-name="T114">% of that proportion)</text:span><text:span text:style-name="T154">.</text:span></text:p>
      <text:p text:style-name="P49">Technically</text:p>
      <text:p text:style-name="P48"/>
      <text:p text:style-name="P50"><text:tab/><text:span text:style-name="T63">Animations at </text:span><text:span text:style-name="T64">3</text:span><text:span text:style-name="T63">s</text:span><text:span text:style-name="T167"> </text:span><text:span text:style-name="T168">(</text:span><text:span text:style-name="T169">just like Domestique Baston</text:span><text:span text:style-name="T168">).</text:span></text:p>
      <text:p text:style-name="P25"/>
      <text:p text:style-name="P17"><text:tab/><text:span text:style-name="T128">There are </text:span><text:span text:style-name="T47">two options for building game map(s)</text:span><text:span text:style-name="T128">:</text:span></text:p>
      <text:p text:style-name="P17"><text:tab/>- <text:span text:style-name="T38">A whole hand painted </text:span><text:span text:style-name="T39">(</text:span><text:span text:style-name="T38">and animated</text:span><text:span text:style-name="T39">)</text:span><text:span text:style-name="T38"> map</text:span><text:span text:style-name="T156">.</text:span></text:p>
      <text:p text:style-name="P26"/>
      <text:p text:style-name="P25"><text:tab/><text:span text:style-name="T145">Every game </text:span><text:span text:style-name="T146">starts from a random point in the area</text:span><text:span text:style-name="T145">. Spawning points could possibly be established before hand.</text:span></text:p>
      <text:p text:style-name="P25"/>
      <text:p text:style-name="P25"><text:tab/><text:span text:style-name="T31">Camera bug </text:span><text:span text:style-name="T46">effects</text:span><text:span text:style-name="T31"> </text:span><text:span text:style-name="T56">constantly evolve</text:span><text:span text:style-name="T141"> </text:span><text:span text:style-name="T178">and</text:span><text:span text:style-name="T141"> </text:span><text:span text:style-name="T31">the last effect (screen shutdown) always happen</text:span><text:span text:style-name="T60">s</text:span><text:span text:style-name="T31"> just after 1 minute </text:span><text:span text:style-name="T56">or a bit more..</text:span><text:span text:style-name="T31">.</text:span></text:p>
      <text:p text:style-name="P22"/>
      <text:p text:style-name="P55"><text:tab/><text:span text:style-name="T26">A</text:span><text:span text:style-name="T10">lien</text:span> <text:span text:style-name="T144">and </text:span><text:span text:style-name="T35">Enemies</text:span><text:span text:style-name="T144"> </text:span><text:span text:style-name="T151">have</text:span> <text:span text:style-name="T35">8</text:span><text:span text:style-name="T10"> </text:span><text:span text:style-name="T29">action </text:span><text:span text:style-name="T10">direction</text:span><text:span text:style-name="T29">s</text:span><text:span text:style-name="T90">.</text:span></text:p>
      <text:p text:style-name="P42"/>
      <text:p text:style-name="P12"><text:span text:style-name="T90"><text:tab/></text:span><text:span text:style-name="T102">A</text:span><text:span text:style-name="T83">lien animations (</text:span><text:span text:style-name="T36">left</text:span><text:span text:style-name="T83"> and </text:span><text:span text:style-name="T36">right</text:span><text:span text:style-name="T83"> are </text:span><text:span text:style-name="T36">flopped animations</text:span><text:span text:style-name="T83">, </text:span><text:span text:style-name="T36">up/left</text:span><text:span text:style-name="T83"> and </text:span><text:span text:style-name="T36">up/right</text:span><text:span text:style-name="T83"> are </text:span><text:span text:style-name="T36">flopped animations</text:span><text:span text:style-name="T83"> and </text:span><text:span text:style-name="T36">down/left</text:span><text:span text:style-name="T83"> and </text:span><text:span text:style-name="T36">down/right</text:span><text:span text:style-name="T83"> are also </text:span><text:span text:style-name="T36">flopped animations</text:span><text:span text:style-name="T83">):</text:span></text:p>
      <text:p text:style-name="P11"><text:span text:style-name="T33"><text:tab/>8</text:span><text:span text:style-name="T32"> Move </text:span><text:span text:style-name="T51">(run) </text:span><text:span text:style-name="T32">direction</text:span><text:span text:style-name="T28">s</text:span></text:p>
      <text:p text:style-name="P11"><text:span text:style-name="T33"><text:tab/>8</text:span><text:span text:style-name="T171"> </text:span><text:span text:style-name="T32">Idle direction</text:span><text:span text:style-name="T28">s</text:span></text:p>
      <text:p text:style-name="P11"><text:span text:style-name="T28"><text:tab/></text:span><text:span text:style-name="T35">8 </text:span><text:span text:style-name="T29">G</text:span><text:span text:style-name="T35">etting </text:span><text:span text:style-name="T29">H</text:span><text:span text:style-name="T35">it directions</text:span></text:p>
      <text:p text:style-name="P11"><text:span text:style-name="T33"><text:tab/>8</text:span><text:span text:style-name="T32"> </text:span><text:span text:style-name="T29">D</text:span><text:span text:style-name="T32">eath </text:span><text:span text:style-name="T29">D</text:span><text:span text:style-name="T32">irection</text:span><text:span text:style-name="T28">s</text:span></text:p>
      <text:p text:style-name="P43"/>
      <text:p text:style-name="P12"><text:span text:style-name="T97"><text:tab/></text:span><text:span text:style-name="T87">Enemies </text:span><text:span text:style-name="T89">(kids) </text:span><text:span text:style-name="T87">animations </text:span><text:span text:style-name="T83">(</text:span><text:span text:style-name="T36">left</text:span><text:span text:style-name="T83"> and </text:span><text:span text:style-name="T36">right</text:span><text:span text:style-name="T83"> are </text:span><text:span text:style-name="T36">flopped animations</text:span><text:span text:style-name="T83">, </text:span><text:span text:style-name="T36">up/left</text:span><text:span text:style-name="T83"> and </text:span><text:span text:style-name="T36">up/right</text:span><text:span text:style-name="T83"> are </text:span><text:span text:style-name="T36">flopped animations</text:span><text:span text:style-name="T83"> and </text:span><text:span text:style-name="T36">down/left</text:span><text:span text:style-name="T83"> and </text:span><text:span text:style-name="T36">down/right</text:span><text:span text:style-name="T83"> are also </text:span><text:span text:style-name="T36">flopped animations</text:span><text:span text:style-name="T83">):</text:span></text:p>
      <text:p text:style-name="P19"><text:span text:style-name="T96"><text:tab/></text:span><text:span text:style-name="T28">8 move </text:span><text:span text:style-name="T59">(run – vomiting and crying kids are walking) </text:span><text:span text:style-name="T28">directions</text:span></text:p>
      <text:p text:style-name="P51"><text:tab/>8 attack directions</text:p>
      <text:p text:style-name="P51"><text:tab/>8 Idle directions</text:p>
      <text:p text:style-name="P65"><text:span text:style-name="T5"><text:tab/>8 </text:span><text:span text:style-name="T69">waving</text:span><text:span text:style-name="T5"> directions </text:span><text:span text:style-name="T94">(when two kids face each other, they </text:span><text:span text:style-name="T95">forget about the alien and </text:span><text:span text:style-name="T94">stop </text:span><text:span text:style-name="T95">running</text:span><text:span text:style-name="T94"> then wave at each other </text:span><text:span text:style-name="T95">for a couple of seconds </text:span><text:span text:style-name="T94">then resume moving)</text:span><text:span text:style-name="T69"> – </text:span><text:span text:style-name="T70">only </text:span><text:span text:style-name="T71">throwing booger </text:span><text:span text:style-name="T72">kids</text:span><text:span text:style-name="T71">, spitting </text:span><text:span text:style-name="T72">kids </text:span><text:span text:style-name="T71">and </text:span><text:span text:style-name="T70">kids </text:span><text:span text:style-name="T71">with sticks</text:span><text:span text:style-name="T73">.</text:span></text:p>
      <text:p text:style-name="P54"/>
      <text:p text:style-name="P55"><text:span text:style-name="T106"><text:tab/></text:span><text:span text:style-name="T88">Teacher </text:span><text:span text:style-name="T87">animations </text:span><text:span text:style-name="T83">(</text:span><text:span text:style-name="T36">left</text:span><text:span text:style-name="T83"> and </text:span><text:span text:style-name="T36">right</text:span><text:span text:style-name="T83"> are </text:span><text:span text:style-name="T36">flopped animations</text:span><text:span text:style-name="T83">, </text:span><text:span text:style-name="T36">up/left</text:span><text:span text:style-name="T83"> and </text:span><text:span text:style-name="T36">up/right</text:span><text:span text:style-name="T83"> are </text:span><text:span text:style-name="T36">flopped animations</text:span><text:span text:style-name="T83"> and </text:span><text:span text:style-name="T36">down/left</text:span><text:span text:style-name="T83"> and </text:span><text:span text:style-name="T36">down/right</text:span><text:span text:style-name="T83"> are also </text:span><text:span text:style-name="T36">flopped animations</text:span><text:span text:style-name="T83">):</text:span></text:p>
      <text:p text:style-name="P18"><text:span text:style-name="T112"><text:tab/></text:span><text:span text:style-name="T28">8 </text:span><text:span text:style-name="T57">run</text:span><text:span text:style-name="T28"> directions</text:span></text:p>
      <text:p text:style-name="P18"><text:span text:style-name="T28"><text:tab/></text:span><text:span text:style-name="T57">8 walk directions</text:span></text:p>
      <text:p text:style-name="P44"><text:tab/><text:span text:style-name="T28">8 “</text:span><text:span text:style-name="T57">stop fighting”</text:span><text:span text:style-name="T28"> directions</text:span></text:p>
      <text:p text:style-name="P44"><text:span text:style-name="T28"/></text:p>
      <text:p text:style-name="P14"><text:soft-page-break/><text:span text:style-name="T98"><text:tab/></text:span><text:span text:style-name="T84">Enem</text:span><text:span text:style-name="T89">y</text:span><text:span text:style-name="T84"> behavior</text:span><text:span text:style-name="T89">s</text:span><text:span text:style-name="T84">:</text:span></text:p>
      <text:p text:style-name="P45"/>
      <text:p text:style-name="P27"><text:span text:style-name="T76"><text:tab/>Followers </text:span><text:span text:style-name="T100">and stoppers and followers, etc.:</text:span></text:p>
      <text:p text:style-name="P31"><text:span text:style-name="T18"><text:tab/><text:tab/>Throwing </text:span><text:span text:style-name="T24">B</text:span><text:span text:style-name="T18">ooger </text:span><text:span text:style-name="T24">K</text:span><text:span text:style-name="T18">ids</text:span></text:p>
      <text:p text:style-name="P32"><text:span text:style-name="T18"><text:tab/><text:tab/>Spitting </text:span><text:span text:style-name="T24">K</text:span><text:span text:style-name="T18">ids</text:span></text:p>
      <text:p text:style-name="P32"><text:span text:style-name="T18"><text:tab/></text:span><text:span text:style-name="T99">Followers:</text:span></text:p>
      <text:p text:style-name="P31"><text:span text:style-name="T18"><text:tab/><text:tab/>Kids </text:span><text:span text:style-name="T24">W</text:span><text:span text:style-name="T18">ith </text:span><text:span text:style-name="T24">S</text:span><text:span text:style-name="T18">ticks</text:span></text:p>
      <text:p text:style-name="P31"><text:span text:style-name="T25"><text:tab/></text:span><text:span text:style-name="T117">Somewhat r</text:span><text:span text:style-name="T111">andom</text:span><text:span text:style-name="T99">:</text:span></text:p>
      <text:p text:style-name="P31"><text:span text:style-name="T99"><text:tab/><text:tab/></text:span><text:span text:style-name="T24">Vomiting </text:span><text:span text:style-name="T25">K</text:span><text:span text:style-name="T24">ids</text:span></text:p>
      <text:p text:style-name="P31"><text:span text:style-name="T24"><text:tab/><text:tab/></text:span><text:span text:style-name="T54">Crying Kids</text:span></text:p>
      <text:p text:style-name="P31"><text:span text:style-name="T24"><text:tab/></text:span><text:span text:style-name="T99"><text:tab/></text:span><text:span text:style-name="T19">T</text:span><text:span text:style-name="T10">eacher</text:span></text:p>
      <text:p text:style-name="P53"/>
      <text:p text:style-name="P39"><text:tab/><text:span text:style-name="T40">At the beginning of a game, several kids are already in the place playing Idle </text:span><text:span text:style-name="T57">(or waving </text:span><text:span text:style-name="T62">if applying</text:span><text:span text:style-name="T57">) </text:span><text:span text:style-name="T62">or running</text:span><text:span text:style-name="T40"> animation. </text:span><text:span text:style-name="T58">No teacher</text:span><text:span text:style-name="T176">.</text:span></text:p>
      <text:p text:style-name="P39"/>
      <text:p text:style-name="P40"><text:span text:style-name="T142"><text:tab/></text:span><text:span text:style-name="T34">Enemies detection colliders will have a somewhat random size</text:span><text:span text:style-name="T159">.</text:span></text:p>
      <text:p text:style-name="P41"/>
      <text:p text:style-name="P40"><text:span text:style-name="T159"><text:tab/></text:span><text:span text:style-name="T46">After a kid </text:span><text:span text:style-name="T58">hits (physical/weapon attack)</text:span><text:span text:style-name="T46"> </text:span><text:span text:style-name="T58">the</text:span><text:span text:style-name="T46"> alien, he tends to go away for </text:span><text:span text:style-name="T54">2</text:span><text:span text:style-name="T50"> to </text:span><text:span text:style-name="T58">3</text:span><text:span text:style-name="T50"> seconds</text:span><text:span text:style-name="T158">.</text:span></text:p>
      <text:p text:style-name="P40"/>
      <text:p text:style-name="P40"><text:tab/><text:span text:style-name="T46">Kids </text:span><text:span text:style-name="T61">and teacher </text:span><text:span text:style-name="T46">spawn from </text:span><text:span text:style-name="T54">outside of the screen</text:span><text:span text:style-name="T179">.</text:span></text:p>
      <text:p text:style-name="P40"/>
      <text:p text:style-name="P40"><text:tab/><text:span text:style-name="T48">Kids are slower than </text:span><text:span text:style-name="T58">the </text:span><text:span text:style-name="T48">alien</text:span><text:span text:style-name="T161"> and </text:span><text:span text:style-name="T176">the </text:span><text:span text:style-name="T48">teacher </text:span><text:span text:style-name="T58">is</text:span><text:span text:style-name="T48"> faster than </text:span><text:span text:style-name="T58">the </text:span><text:span text:style-name="T48">alien</text:span><text:span text:style-name="T161">.</text:span></text:p>
      <text:p text:style-name="P40"/>
      <text:p text:style-name="P59"><text:tab/><text:span text:style-name="T181">Just in case it wasn’t obvious, </text:span><text:span text:style-name="T66">spit</text:span><text:span text:style-name="T67">s</text:span><text:span text:style-name="T66">, vomit </text:span><text:span text:style-name="T67">puddles </text:span><text:span text:style-name="T66">and boogers don’t affect kids </text:span><text:span text:style-name="T67">and teacher</text:span><text:span text:style-name="T66">!</text:span></text:p>
      <text:p text:style-name="P59"><text:span text:style-name="T148"/></text:p>
      <text:p text:style-name="P59"><text:span text:style-name="T148"><text:tab/></text:span><text:span text:style-name="T67">K</text:span><text:span text:style-name="T66">ids </text:span><text:span text:style-name="T67">and teacher avoid</text:span><text:span text:style-name="T66"> vomit puddles.</text:span></text:p>
      <text:p text:style-name="P61"/>
      <text:p text:style-name="P62"><text:tab/><text:span text:style-name="T65">Kids have </text:span><text:span text:style-name="T74">3 </text:span><text:span text:style-name="T65">colliders</text:span><text:span text:style-name="T74"> (2 for non waving kids)</text:span><text:span text:style-name="T65">:</text:span></text:p>
      <text:p text:style-name="P58"><text:span text:style-name="T180"><text:tab/><text:tab/></text:span><text:span text:style-name="T66">1 obstacle collider</text:span><text:span text:style-name="T180"> </text:span><text:span text:style-name="T181">(for background, vomit, kids, the teacher and the alien).</text:span></text:p>
      <text:p text:style-name="P58"><text:tab/><text:tab/><text:span text:style-name="T66">1 alien detection collider</text:span><text:span text:style-name="T180">.</text:span></text:p>
      <text:p text:style-name="P58"><text:tab/><text:tab/><text:span text:style-name="T66">1 waving collider </text:span><text:span text:style-name="T180">(for kids having a waving animation, of course).</text:span></text:p>
      <text:p text:style-name="P58"/>
      <text:p text:style-name="P58"><text:tab/><text:span text:style-name="T67">The teacher has 2 colliders:</text:span></text:p>
      <text:p text:style-name="P59"><text:tab/><text:tab/><text:span text:style-name="T66">1 obstacle collider</text:span><text:span text:style-name="T180"> </text:span><text:span text:style-name="T181">(for background, vomit, kids and the alien).</text:span></text:p>
      <text:p text:style-name="P59"><text:span text:style-name="T181"><text:tab/><text:tab/></text:span><text:span text:style-name="T66">1 </text:span><text:span text:style-name="T68">fight (!)</text:span><text:span text:style-name="T66"> detection collider</text:span><text:span text:style-name="T180">.</text:span></text:p>
      <text:p text:style-name="P59"><text:soft-page-break/></text:p>
      <text:p text:style-name="P59"><text:tab/><text:span text:style-name="T67">The alien has 2 colliders:</text:span></text:p>
      <text:p text:style-name="P59"><text:tab/><text:tab/><text:span text:style-name="T67">1 obstacle collider</text:span><text:span text:style-name="T66"> </text:span><text:span text:style-name="T181">(for background, kids </text:span><text:span text:style-name="T182">and</text:span><text:span text:style-name="T181"> the teacher).</text:span></text:p>
      <text:p text:style-name="P59"><text:tab/><text:tab/><text:span text:style-name="T67">1 “get hit” collider</text:span><text:span text:style-name="T183">.</text:span></text:p>
      <text:p text:style-name="P59"><text:tab/><text:tab/><text:tab/><text:tab/></text:p>
      <text:p text:style-name="P59"><text:tab/><text:tab/></text:p>
      <text:p text:style-name="P4">Options</text:p>
      <text:p text:style-name="P29"/>
      <text:p text:style-name="P37"><text:tab/><text:span text:style-name="T150">Adding 1</text:span><text:span text:style-name="T108"> </text:span><text:span text:style-name="T103">more </text:span><text:span text:style-name="T108">difficulty mode </text:span><text:span text:style-name="T101">to the normal one</text:span><text:span text:style-name="T108">: </text:span><text:span text:style-name="T85">Super Hyper Mega </text:span><text:span text:style-name="T86">Hardcore</text:span><text:span text:style-name="T108"> (more enemies moving and attacking quickly, nerfed alien skills, slower alien, </text:span><text:span text:style-name="T104">enemies dealing more damages</text:span><text:span text:style-name="T108">).</text:span></text:p>
      <text:p text:style-name="P36"><text:span text:style-name="T108"><text:tab/></text:span><text:span text:style-name="T109">Up to 4 </text:span><text:span text:style-name="T110">alien</text:span><text:span text:style-name="T102">s</text:span><text:span text:style-name="T109"> simultaneously </text:span><text:span text:style-name="T113">(bigger map)</text:span><text:span text:style-name="T109">.</text:span></text:p>
      <text:p text:style-name="P38"><text:span text:style-name="T76"><text:tab/></text:span><text:span text:style-name="T101">O</text:span><text:span text:style-name="T76">nline mode.</text:span></text:p>
      <text:p text:style-name="P38"><text:span text:style-name="T90"><text:tab/></text:span><text:span text:style-name="T129">Adding new alien</text:span><text:span text:style-name="T165">s</text:span><text:span text:style-name="T129"> </text:span><text:span text:style-name="T150">(</text:span><text:span text:style-name="T140">with new skills</text:span><text:span text:style-name="T150">)</text:span><text:span text:style-name="T140"> </text:span><text:span text:style-name="T129">would be great.</text:span></text:p>
      <text:p text:style-name="P35"><text:tab/><text:span text:style-name="T129">Adding new </text:span>enemies<text:span text:style-name="T129"> </text:span><text:span text:style-name="T150">(with new behaviors) </text:span><text:span text:style-name="T129">would be great </text:span>too<text:span text:style-name="T129">.</text:span></text:p>
      <text:p text:style-name="P35"><text:tab/><text:span text:style-name="T172">Adding an animation of the spaceship landing the alien in the Kindergarten then taking off in order for the game to start would be nice! </text:span></text:p>
      <text:p text:style-name="P56"><text:tab/>With a lot of courage, new maps would also be added…</text:p>
      <text:p text:style-name="P66">What we borrowed from the world outside:</text:p>
      <text:p text:style-name="P67"/>
      <text:p text:style-name="P63"><text:span text:style-name="T185">Assets from Animallogic: </text:span><text:a xlink:type="simple" xlink:href="https://animallogic.com/alab/" text:style-name="Internet_20_link" text:visited-style-name="Visited_20_Internet_20_Link"><text:span text:style-name="T184">http://animallogic.com/alab/</text:span></text:a></text:p>
      <text:p text:style-name="P63"><text:span text:style-name="T185">Monsterama from Iconian Fonts: </text:span><text:a xlink:type="simple" xlink:href="http://www.iconian.com/" text:style-name="Internet_20_link" text:visited-style-name="Visited_20_Internet_20_Link"><text:span text:style-name="T184">http://www.iconian.com/</text:span></text:a></text:p>
      <text:p text:style-name="P63"><text:span text:style-name="T185">Sound from Mixkit.co: </text:span><text:a xlink:type="simple" xlink:href="http://mixkit.co/" text:style-name="Internet_20_link" text:visited-style-name="Visited_20_Internet_20_Link"><text:span text:style-name="T184">http://mixkit.co/</text:span></text:a></text:p>
      <text:p text:style-name="P64"><text:span text:style-name="T184">Did we forget something?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05-18T15:07:22.402000000</dc:date>
    <meta:editing-duration>PT4H58M45S</meta:editing-duration>
    <meta:editing-cycles>59</meta:editing-cycles>
    <meta:generator>LibreOffice/7.5.0.3$Windows_X86_64 LibreOffice_project/c21113d003cd3efa8c53188764377a8272d9d6de</meta:generator>
    <meta:document-statistic meta:table-count="0" meta:image-count="0" meta:object-count="0" meta:page-count="9" meta:paragraph-count="113" meta:word-count="1218" meta:character-count="7260" meta:non-whitespace-character-count="6050"/>
  </office:meta>
</office:document-meta>
</file>